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35mm"/>
    </style:style>
    <style:style style:name="co2" style:family="table-column">
      <style:table-column-properties fo:break-before="auto" style:column-width="42.32mm"/>
    </style:style>
    <style:style style:name="co3" style:family="table-column">
      <style:table-column-properties fo:break-before="auto" style:column-width="60.33mm"/>
    </style:style>
    <style:style style:name="co4" style:family="table-column">
      <style:table-column-properties fo:break-before="auto" style:column-width="45.9mm"/>
    </style:style>
    <style:style style:name="co5" style:family="table-column">
      <style:table-column-properties fo:break-before="auto" style:column-width="32.83mm"/>
    </style:style>
    <style:style style:name="co6" style:family="table-column">
      <style:table-column-properties fo:break-before="auto" style:column-width="33.28mm"/>
    </style:style>
    <style:style style:name="co7" style:family="table-column">
      <style:table-column-properties fo:break-before="auto" style:column-width="53.99mm"/>
    </style:style>
    <style:style style:name="co8" style:family="table-column">
      <style:table-column-properties fo:break-before="auto" style:column-width="39.16mm"/>
    </style:style>
    <style:style style:name="co9" style:family="table-column">
      <style:table-column-properties fo:break-before="auto" style:column-width="26.09mm"/>
    </style:style>
    <style:style style:name="co10" style:family="table-column">
      <style:table-column-properties fo:break-before="auto" style:column-width="27.01mm"/>
    </style:style>
    <style:style style:name="co11" style:family="table-column">
      <style:table-column-properties fo:break-before="auto" style:column-width="22.52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" table:number-columns-repeated="1015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Level 0</text:p>
          </table:table-cell>
          <table:table-cell table:style-name="ce3" office:value-type="string" calcext:value-type="string">
            <text:p>Level 1</text:p>
          </table:table-cell>
          <table:table-cell table:style-name="ce3" office:value-type="string" calcext:value-type="string">
            <text:p>Final</text:p>
          </table:table-cell>
          <table:table-cell table:style-name="ce3" office:value-type="string" calcext:value-type="string">
            <text:p>Recognition system</text:p>
          </table:table-cell>
          <table:table-cell table:style-name="ce3" office:value-type="string" calcext:value-type="string">
            <text:p>Category</text:p>
          </table:table-cell>
          <table:table-cell table:style-name="ce5" office:value-type="string" calcext:value-type="string">
            <text:p>Command</text:p>
          </table:table-cell>
          <table:table-cell table:style-name="ce5" office:value-type="string" calcext:value-type="string">
            <text:p>Frequency</text:p>
          </table:table-cell>
          <table:table-cell table:style-name="ce5" office:value-type="string" calcext:value-type="string">
            <text:p>Group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left</text:p>
          </table:table-cell>
          <table:table-cell table:formula="of:=CONCATENATE([.B2];&quot; &quot;;[.C2])" office:value-type="string" office:string-value="window left" calcext:value-type="string">
            <text:p>window left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Window Placeme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right</text:p>
          </table:table-cell>
          <table:table-cell table:formula="of:=CONCATENATE([.B3];&quot; &quot;;[.C3])" office:value-type="string" office:string-value="window right" calcext:value-type="string">
            <text:p>window right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Window Placeme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top</text:p>
          </table:table-cell>
          <table:table-cell table:formula="of:=CONCATENATE([.B4];&quot; &quot;;[.C4])" office:value-type="string" office:string-value="window top" calcext:value-type="string">
            <text:p>window top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Window Placeme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bottom</text:p>
          </table:table-cell>
          <table:table-cell table:formula="of:=CONCATENATE([.B5];&quot; &quot;;[.C5])" office:value-type="string" office:string-value="window bottom" calcext:value-type="string">
            <text:p>window bottom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Window Placeme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enter</text:p>
          </table:table-cell>
          <table:table-cell table:formula="of:=CONCATENATE([.B6];&quot; &quot;;[.C6])" office:value-type="string" office:string-value="window center" calcext:value-type="string">
            <text:p>window center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Window Placeme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maximise</text:p>
          </table:table-cell>
          <table:table-cell table:formula="of:=CONCATENATE([.B7];&quot; &quot;;[.C7])" office:value-type="string" office:string-value="window maximise" calcext:value-type="string">
            <text:p>window maximis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Window Placeme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minimise</text:p>
          </table:table-cell>
          <table:table-cell table:formula="of:=CONCATENATE([.B8];&quot; &quot;;[.C8])" office:value-type="string" office:string-value="window minimise" calcext:value-type="string">
            <text:p>window minimis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Window Placeme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itch</text:p>
          </table:table-cell>
          <table:table-cell/>
          <table:table-cell table:formula="of:=CONCATENATE([.B9];&quot; &quot;;[.C9])" office:value-type="string" office:string-value="switch " calcext:value-type="string">
            <text:p>switch 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Window Select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ack</text:p>
          </table:table-cell>
          <table:table-cell table:formula="of:=CONCATENATE([.B10];&quot; &quot;;[.C10])" office:value-type="string" office:string-value="switch back" calcext:value-type="string">
            <text:p>switch back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Window Selectio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firefox</text:p>
          </table:table-cell>
          <table:table-cell table:formula="of:=CONCATENATE([.B11];&quot; &quot;;[.C11])" office:value-type="string" office:string-value="switch firefox" calcext:value-type="string">
            <text:p>switch firefo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Window Selectio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ax</text:p>
          </table:table-cell>
          <table:table-cell table:formula="of:=CONCATENATE([.B12];&quot; &quot;;[.C12])" office:value-type="string" office:string-value="switch max" calcext:value-type="string">
            <text:p>switch max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Window Selectio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terminal</text:p>
          </table:table-cell>
          <table:table-cell table:formula="of:=CONCATENATE([.B13];&quot; &quot;;[.C13])" office:value-type="string" office:string-value="switch terminal" calcext:value-type="string">
            <text:p>switch terminal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Window Selectio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p</text:p>
          </table:table-cell>
          <table:table-cell/>
          <table:table-cell table:formula="of:=CONCATENATE([.B14];&quot; &quot;;[.C14])" office:value-type="string" office:string-value="up " calcext:value-type="string">
            <text:p>up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movemen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wn</text:p>
          </table:table-cell>
          <table:table-cell/>
          <table:table-cell table:formula="of:=CONCATENATE([.B15];&quot; &quot;;[.C15])" office:value-type="string" office:string-value="down " calcext:value-type="string">
            <text:p>down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movemen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ft</text:p>
          </table:table-cell>
          <table:table-cell/>
          <table:table-cell table:formula="of:=CONCATENATE([.B16];&quot; &quot;;[.C16])" office:value-type="string" office:string-value="left " calcext:value-type="string">
            <text:p>left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movemen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ight</text:p>
          </table:table-cell>
          <table:table-cell/>
          <table:table-cell table:formula="of:=CONCATENATE([.B17];&quot; &quot;;[.C17])" office:value-type="string" office:string-value="right " calcext:value-type="string">
            <text:p>right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movemen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pha</text:p>
          </table:table-cell>
          <table:table-cell/>
          <table:table-cell table:formula="of:=CONCATENATE([.B18];&quot; &quot;;[.C18])" office:value-type="string" office:string-value="alpha " calcext:value-type="string">
            <text:p>alpha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avo</text:p>
          </table:table-cell>
          <table:table-cell/>
          <table:table-cell table:formula="of:=CONCATENATE([.B19];&quot; &quot;;[.C19])" office:value-type="string" office:string-value="bravo " calcext:value-type="string">
            <text:p>bravo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arlie</text:p>
          </table:table-cell>
          <table:table-cell/>
          <table:table-cell table:formula="of:=CONCATENATE([.B20];&quot; &quot;;[.C20])" office:value-type="string" office:string-value="charlie " calcext:value-type="string">
            <text:p>charlie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lta</text:p>
          </table:table-cell>
          <table:table-cell/>
          <table:table-cell table:formula="of:=CONCATENATE([.B21];&quot; &quot;;[.C21])" office:value-type="string" office:string-value="delta " calcext:value-type="string">
            <text:p>delta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cho</text:p>
          </table:table-cell>
          <table:table-cell/>
          <table:table-cell table:formula="of:=CONCATENATE([.B22];&quot; &quot;;[.C22])" office:value-type="string" office:string-value="echo " calcext:value-type="string">
            <text:p>echo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oxtrot</text:p>
          </table:table-cell>
          <table:table-cell/>
          <table:table-cell table:formula="of:=CONCATENATE([.B23];&quot; &quot;;[.C23])" office:value-type="string" office:string-value="foxtrot " calcext:value-type="string">
            <text:p>foxtrot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olf</text:p>
          </table:table-cell>
          <table:table-cell/>
          <table:table-cell table:formula="of:=CONCATENATE([.B24];&quot; &quot;;[.C24])" office:value-type="string" office:string-value="golf " calcext:value-type="string">
            <text:p>golf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otel</text:p>
          </table:table-cell>
          <table:table-cell/>
          <table:table-cell table:formula="of:=CONCATENATE([.B25];&quot; &quot;;[.C25])" office:value-type="string" office:string-value="hotel " calcext:value-type="string">
            <text:p>hotel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ndia</text:p>
          </table:table-cell>
          <table:table-cell/>
          <table:table-cell table:formula="of:=CONCATENATE([.B26];&quot; &quot;;[.C26])" office:value-type="string" office:string-value="india " calcext:value-type="string">
            <text:p>india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uliet</text:p>
          </table:table-cell>
          <table:table-cell/>
          <table:table-cell table:formula="of:=CONCATENATE([.B27];&quot; &quot;;[.C27])" office:value-type="string" office:string-value="juliet " calcext:value-type="string">
            <text:p>juliet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ilo</text:p>
          </table:table-cell>
          <table:table-cell/>
          <table:table-cell table:formula="of:=CONCATENATE([.B28];&quot; &quot;;[.C28])" office:value-type="string" office:string-value="kilo " calcext:value-type="string">
            <text:p>kilo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ima</text:p>
          </table:table-cell>
          <table:table-cell/>
          <table:table-cell table:formula="of:=CONCATENATE([.B29];&quot; &quot;;[.C29])" office:value-type="string" office:string-value="lima " calcext:value-type="string">
            <text:p>lima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ke</text:p>
          </table:table-cell>
          <table:table-cell/>
          <table:table-cell table:formula="of:=CONCATENATE([.B30];&quot; &quot;;[.C30])" office:value-type="string" office:string-value="mike " calcext:value-type="string">
            <text:p>mike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ember</text:p>
          </table:table-cell>
          <table:table-cell/>
          <table:table-cell table:formula="of:=CONCATENATE([.B31];&quot; &quot;;[.C31])" office:value-type="string" office:string-value="november " calcext:value-type="string">
            <text:p>november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scar</text:p>
          </table:table-cell>
          <table:table-cell/>
          <table:table-cell table:formula="of:=CONCATENATE([.B32];&quot; &quot;;[.C32])" office:value-type="string" office:string-value="oscar " calcext:value-type="string">
            <text:p>oscar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pa</text:p>
          </table:table-cell>
          <table:table-cell/>
          <table:table-cell table:formula="of:=CONCATENATE([.B33];&quot; &quot;;[.C33])" office:value-type="string" office:string-value="papa " calcext:value-type="string">
            <text:p>papa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quebec</text:p>
          </table:table-cell>
          <table:table-cell/>
          <table:table-cell table:formula="of:=CONCATENATE([.B34];&quot; &quot;;[.C34])" office:value-type="string" office:string-value="quebec " calcext:value-type="string">
            <text:p>quebec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omeo</text:p>
          </table:table-cell>
          <table:table-cell/>
          <table:table-cell table:formula="of:=CONCATENATE([.B35];&quot; &quot;;[.C35])" office:value-type="string" office:string-value="romeo " calcext:value-type="string">
            <text:p>romeo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erra</text:p>
          </table:table-cell>
          <table:table-cell/>
          <table:table-cell table:formula="of:=CONCATENATE([.B36];&quot; &quot;;[.C36])" office:value-type="string" office:string-value="sierra " calcext:value-type="string">
            <text:p>sierra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ango</text:p>
          </table:table-cell>
          <table:table-cell/>
          <table:table-cell table:formula="of:=CONCATENATE([.B37];&quot; &quot;;[.C37])" office:value-type="string" office:string-value="tango " calcext:value-type="string">
            <text:p>tango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niform</text:p>
          </table:table-cell>
          <table:table-cell/>
          <table:table-cell table:formula="of:=CONCATENATE([.B38];&quot; &quot;;[.C38])" office:value-type="string" office:string-value="uniform " calcext:value-type="string">
            <text:p>uniform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ictor</text:p>
          </table:table-cell>
          <table:table-cell/>
          <table:table-cell table:formula="of:=CONCATENATE([.B39];&quot; &quot;;[.C39])" office:value-type="string" office:string-value="victor " calcext:value-type="string">
            <text:p>victor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hisky</text:p>
          </table:table-cell>
          <table:table-cell/>
          <table:table-cell table:formula="of:=CONCATENATE([.B40];&quot; &quot;;[.C40])" office:value-type="string" office:string-value="whisky " calcext:value-type="string">
            <text:p>whisky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x-ray</text:p>
          </table:table-cell>
          <table:table-cell/>
          <table:table-cell table:formula="of:=CONCATENATE([.B41];&quot; &quot;;[.C41])" office:value-type="string" office:string-value="x-ray " calcext:value-type="string">
            <text:p>x-ray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yankee</text:p>
          </table:table-cell>
          <table:table-cell/>
          <table:table-cell table:formula="of:=CONCATENATE([.B42];&quot; &quot;;[.C42])" office:value-type="string" office:string-value="yankee " calcext:value-type="string">
            <text:p>yankee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ulu</text:p>
          </table:table-cell>
          <table:table-cell/>
          <table:table-cell table:formula="of:=CONCATENATE([.B43];&quot; &quot;;[.C43])" office:value-type="string" office:string-value="zulu " calcext:value-type="string">
            <text:p>zulu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ne</text:p>
          </table:table-cell>
          <table:table-cell/>
          <table:table-cell table:formula="of:=CONCATENATE([.B44];&quot; &quot;;[.C44])" office:value-type="string" office:string-value="one " calcext:value-type="string">
            <text:p>one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wo</text:p>
          </table:table-cell>
          <table:table-cell/>
          <table:table-cell table:formula="of:=CONCATENATE([.B45];&quot; &quot;;[.C45])" office:value-type="string" office:string-value="two " calcext:value-type="string">
            <text:p>two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numb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hree</text:p>
          </table:table-cell>
          <table:table-cell/>
          <table:table-cell table:formula="of:=CONCATENATE([.B46];&quot; &quot;;[.C46])" office:value-type="string" office:string-value="three " calcext:value-type="string">
            <text:p>three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numb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our</text:p>
          </table:table-cell>
          <table:table-cell/>
          <table:table-cell table:formula="of:=CONCATENATE([.B47];&quot; &quot;;[.C47])" office:value-type="string" office:string-value="four " calcext:value-type="string">
            <text:p>four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nu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ive</text:p>
          </table:table-cell>
          <table:table-cell/>
          <table:table-cell table:formula="of:=CONCATENATE([.B48];&quot; &quot;;[.C48])" office:value-type="string" office:string-value="five " calcext:value-type="string">
            <text:p>five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nu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ix</text:p>
          </table:table-cell>
          <table:table-cell/>
          <table:table-cell table:formula="of:=CONCATENATE([.B49];&quot; &quot;;[.C49])" office:value-type="string" office:string-value="six " calcext:value-type="string">
            <text:p>six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numb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even</text:p>
          </table:table-cell>
          <table:table-cell/>
          <table:table-cell table:formula="of:=CONCATENATE([.B50];&quot; &quot;;[.C50])" office:value-type="string" office:string-value="seven " calcext:value-type="string">
            <text:p>seven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nu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ight</text:p>
          </table:table-cell>
          <table:table-cell/>
          <table:table-cell table:formula="of:=CONCATENATE([.B51];&quot; &quot;;[.C51])" office:value-type="string" office:string-value="eight " calcext:value-type="string">
            <text:p>eight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numb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ine</text:p>
          </table:table-cell>
          <table:table-cell/>
          <table:table-cell table:formula="of:=CONCATENATE([.B52];&quot; &quot;;[.C52])" office:value-type="string" office:string-value="nine " calcext:value-type="string">
            <text:p>nine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numb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en</text:p>
          </table:table-cell>
          <table:table-cell/>
          <table:table-cell table:formula="of:=CONCATENATE([.B53];&quot; &quot;;[.C53])" office:value-type="string" office:string-value="ten " calcext:value-type="string">
            <text:p>ten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numbe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olon </text:p>
          </table:table-cell>
          <table:table-cell/>
          <table:table-cell table:formula="of:=CONCATENATE([.B54];&quot; &quot;;[.C54])" office:value-type="string" office:string-value="colon  " calcext:value-type="string">
            <text:p>colon <text:s/>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<text:s/>col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ingle</text:p>
          </table:table-cell>
          <table:table-cell/>
          <table:table-cell table:formula="of:=CONCATENATE([.B55];&quot; &quot;;[.C55])" office:value-type="string" office:string-value="single " calcext:value-type="string">
            <text:p>single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<text:s/>apostroph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ouble</text:p>
          </table:table-cell>
          <table:table-cell/>
          <table:table-cell table:formula="of:=CONCATENATE([.B56];&quot; &quot;;[.C56])" office:value-type="string" office:string-value="double " calcext:value-type="string">
            <text:p>double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<text:s/>quotedb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qual </text:p>
          </table:table-cell>
          <table:table-cell/>
          <table:table-cell table:formula="of:=CONCATENATE([.B57];&quot; &quot;;[.C57])" office:value-type="string" office:string-value="equal  " calcext:value-type="string">
            <text:p>equal <text:s/>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<text:s/>equ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ace </text:p>
          </table:table-cell>
          <table:table-cell/>
          <table:table-cell table:formula="of:=CONCATENATE([.B58];&quot; &quot;;[.C58])" office:value-type="string" office:string-value="space  " calcext:value-type="string">
            <text:p>space <text:s/>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<text:s/>spac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ab </text:p>
          </table:table-cell>
          <table:table-cell/>
          <table:table-cell table:formula="of:=CONCATENATE([.B59];&quot; &quot;;[.C59])" office:value-type="string" office:string-value="tab  " calcext:value-type="string">
            <text:p>tab <text:s/>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<text:s/>Ta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ang </text:p>
          </table:table-cell>
          <table:table-cell/>
          <table:table-cell table:formula="of:=CONCATENATE([.B60];&quot; &quot;;[.C60])" office:value-type="string" office:string-value="bang  " calcext:value-type="string">
            <text:p>bang <text:s/>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<text:s/>excla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ash </text:p>
          </table:table-cell>
          <table:table-cell/>
          <table:table-cell table:formula="of:=CONCATENATE([.B61];&quot; &quot;;[.C61])" office:value-type="string" office:string-value="hash  " calcext:value-type="string">
            <text:p>hash <text:s/>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<text:s/>numbersig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ollar</text:p>
          </table:table-cell>
          <table:table-cell/>
          <table:table-cell table:formula="of:=CONCATENATE([.B62];&quot; &quot;;[.C62])" office:value-type="string" office:string-value="dollar " calcext:value-type="string">
            <text:p>dollar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<text:s/>doll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ercent</text:p>
          </table:table-cell>
          <table:table-cell/>
          <table:table-cell table:formula="of:=CONCATENATE([.B63];&quot; &quot;;[.C63])" office:value-type="string" office:string-value="percent " calcext:value-type="string">
            <text:p>percent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<text:s/>perc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rrot</text:p>
          </table:table-cell>
          <table:table-cell/>
          <table:table-cell table:formula="of:=CONCATENATE([.B64];&quot; &quot;;[.C64])" office:value-type="string" office:string-value="carrot " calcext:value-type="string">
            <text:p>carrot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<text:s/>car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mpersand</text:p>
          </table:table-cell>
          <table:table-cell/>
          <table:table-cell table:formula="of:=CONCATENATE([.B65];&quot; &quot;;[.C65])" office:value-type="string" office:string-value="ampersand " calcext:value-type="string">
            <text:p>ampersand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<text:s/>ampersa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ar</text:p>
          </table:table-cell>
          <table:table-cell/>
          <table:table-cell table:formula="of:=CONCATENATE([.B66];&quot; &quot;;[.C66])" office:value-type="string" office:string-value="star " calcext:value-type="string">
            <text:p>star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<text:s/>asteris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ate</text:p>
          </table:table-cell>
          <table:table-cell/>
          <table:table-cell table:formula="of:=CONCATENATE([.B67];&quot; &quot;;[.C67])" office:value-type="string" office:string-value="late " calcext:value-type="string">
            <text:p>late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<text:s/>parenlef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ate</text:p>
          </table:table-cell>
          <table:table-cell/>
          <table:table-cell table:formula="of:=CONCATENATE([.B68];&quot; &quot;;[.C68])" office:value-type="string" office:string-value="rate " calcext:value-type="string">
            <text:p>rate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<text:s/>parenrigh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inus</text:p>
          </table:table-cell>
          <table:table-cell/>
          <table:table-cell table:formula="of:=CONCATENATE([.B69];&quot; &quot;;[.C69])" office:value-type="string" office:string-value="minus " calcext:value-type="string">
            <text:p>minus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<text:s/>min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underscore</text:p>
          </table:table-cell>
          <table:table-cell/>
          <table:table-cell table:formula="of:=CONCATENATE([.B70];&quot; &quot;;[.C70])" office:value-type="string" office:string-value="underscore " calcext:value-type="string">
            <text:p>underscore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<text:s/>undersco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lus</text:p>
          </table:table-cell>
          <table:table-cell/>
          <table:table-cell table:formula="of:=CONCATENATE([.B71];&quot; &quot;;[.C71])" office:value-type="string" office:string-value="plus " calcext:value-type="string">
            <text:p>plus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<text:s/>pl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ackslash</text:p>
          </table:table-cell>
          <table:table-cell/>
          <table:table-cell table:formula="of:=CONCATENATE([.B72];&quot; &quot;;[.C72])" office:value-type="string" office:string-value="backslash " calcext:value-type="string">
            <text:p>backslash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<text:s/>backsla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ot</text:p>
          </table:table-cell>
          <table:table-cell/>
          <table:table-cell table:formula="of:=CONCATENATE([.B73];&quot; &quot;;[.C73])" office:value-type="string" office:string-value="dot " calcext:value-type="string">
            <text:p>dot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<text:s/>perio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lash</text:p>
          </table:table-cell>
          <table:table-cell/>
          <table:table-cell table:formula="of:=CONCATENATE([.B74];&quot; &quot;;[.C74])" office:value-type="string" office:string-value="slash " calcext:value-type="string">
            <text:p>slash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<text:s/>sla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question</text:p>
          </table:table-cell>
          <table:table-cell/>
          <table:table-cell table:formula="of:=CONCATENATE([.B75];&quot; &quot;;[.C75])" office:value-type="string" office:string-value="question " calcext:value-type="string">
            <text:p>question </text:p>
          </table:table-cell>
          <table:table-cell office:value-type="string" calcext:value-type="string">
            <text:p>Silviu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<text:s/>ques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scape</text:p>
          </table:table-cell>
          <table:table-cell/>
          <table:table-cell table:formula="of:=CONCATENATE([.B76];&quot; &quot;;[.C76])" office:value-type="string" office:string-value="escape " calcext:value-type="string">
            <text:p>escape </text:p>
          </table:table-cell>
          <table:table-cell/>
          <table:table-cell office:value-type="string" calcext:value-type="string">
            <text:p>Meta Key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t</text:p>
          </table:table-cell>
          <table:table-cell/>
          <table:table-cell table:formula="of:=CONCATENATE([.B77];&quot; &quot;;[.C77])" office:value-type="string" office:string-value="alt " calcext:value-type="string">
            <text:p>alt </text:p>
          </table:table-cell>
          <table:table-cell/>
          <table:table-cell office:value-type="string" calcext:value-type="string">
            <text:p>Meta Key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ontrol</text:p>
          </table:table-cell>
          <table:table-cell/>
          <table:table-cell table:formula="of:=CONCATENATE([.B78];&quot; &quot;;[.C78])" office:value-type="string" office:string-value="control " calcext:value-type="string">
            <text:p>control </text:p>
          </table:table-cell>
          <table:table-cell/>
          <table:table-cell office:value-type="string" calcext:value-type="string">
            <text:p>Meta Key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uper</text:p>
          </table:table-cell>
          <table:table-cell/>
          <table:table-cell table:formula="of:=CONCATENATE([.B79];&quot; &quot;;[.C79])" office:value-type="string" office:string-value="super " calcext:value-type="string">
            <text:p>super </text:p>
          </table:table-cell>
          <table:table-cell/>
          <table:table-cell office:value-type="string" calcext:value-type="string">
            <text:p>Meta Key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pace</text:p>
          </table:table-cell>
          <table:table-cell/>
          <table:table-cell table:formula="of:=CONCATENATE([.B80];&quot; &quot;;[.C80])" office:value-type="string" office:string-value="space " calcext:value-type="string">
            <text:p>space </text:p>
          </table:table-cell>
          <table:table-cell/>
          <table:table-cell office:value-type="string" calcext:value-type="string">
            <text:p>Meta Key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lap</text:p>
          </table:table-cell>
          <table:table-cell/>
          <table:table-cell table:formula="of:=CONCATENATE([.B81];&quot; &quot;;[.C81])" office:value-type="string" office:string-value="slap " calcext:value-type="string">
            <text:p>slap </text:p>
          </table:table-cell>
          <table:table-cell/>
          <table:table-cell office:value-type="string" calcext:value-type="string">
            <text:p>Meta Key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eturn</text:p>
          </table:table-cell>
          <table:table-cell/>
          <table:table-cell table:formula="of:=CONCATENATE([.B82];&quot; &quot;;[.C82])" office:value-type="string" office:string-value="return " calcext:value-type="string">
            <text:p>return </text:p>
          </table:table-cell>
          <table:table-cell/>
          <table:table-cell office:value-type="string" calcext:value-type="string">
            <text:p>Meta Key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021" table:default-cell-style-name="ce4"/>
        <table:table-row table:style-name="ro3">
          <table:table-cell table:formula="of:=[$Sheet1.$D$1]" office:value-type="string" office:string-value="Final" calcext:value-type="string">
            <text:p>Final</text:p>
          </table:table-cell>
          <table:table-cell table:formula="of:=[$Sheet1.$H$1]" office:value-type="string" office:string-value="Frequency" calcext:value-type="string">
            <text:p>Frequency</text:p>
          </table:table-cell>
          <table:table-cell table:formula="of:=[$Sheet1.$I$1]" office:value-type="string" office:string-value="Group" calcext:value-type="string">
            <text:p>Group</text:p>
          </table:table-cell>
          <table:table-cell table:number-columns-repeated="1021"/>
        </table:table-row>
        <table:table-row table:style-name="ro3">
          <table:table-cell table:formula="of:=[$Sheet1.$D2]" office:value-type="string" office:string-value="window left" calcext:value-type="string">
            <text:p>window left</text:p>
          </table:table-cell>
          <table:table-cell table:formula="of:=[$Sheet1.$H2]" office:value-type="float" office:value="2" calcext:value-type="float">
            <text:p>2</text:p>
          </table:table-cell>
          <table:table-cell table:formula="of:=[$Sheet1.$I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formula="of:=[$Sheet1.$D3]" office:value-type="string" office:string-value="window right" calcext:value-type="string">
            <text:p>window right</text:p>
          </table:table-cell>
          <table:table-cell table:formula="of:=[$Sheet1.$H3]" office:value-type="float" office:value="2" calcext:value-type="float">
            <text:p>2</text:p>
          </table:table-cell>
          <table:table-cell table:formula="of:=[$Sheet1.$I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formula="of:=[$Sheet1.$D4]" office:value-type="string" office:string-value="window top" calcext:value-type="string">
            <text:p>window top</text:p>
          </table:table-cell>
          <table:table-cell table:formula="of:=[$Sheet1.$H4]" office:value-type="float" office:value="2" calcext:value-type="float">
            <text:p>2</text:p>
          </table:table-cell>
          <table:table-cell table:formula="of:=[$Sheet1.$I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formula="of:=[$Sheet1.$D5]" office:value-type="string" office:string-value="window bottom" calcext:value-type="string">
            <text:p>window bottom</text:p>
          </table:table-cell>
          <table:table-cell table:formula="of:=[$Sheet1.$H5]" office:value-type="float" office:value="2" calcext:value-type="float">
            <text:p>2</text:p>
          </table:table-cell>
          <table:table-cell table:formula="of:=[$Sheet1.$I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formula="of:=[$Sheet1.$D6]" office:value-type="string" office:string-value="window center" calcext:value-type="string">
            <text:p>window center</text:p>
          </table:table-cell>
          <table:table-cell table:formula="of:=[$Sheet1.$H6]" office:value-type="float" office:value="2" calcext:value-type="float">
            <text:p>2</text:p>
          </table:table-cell>
          <table:table-cell table:formula="of:=[$Sheet1.$I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formula="of:=[$Sheet1.$D7]" office:value-type="string" office:string-value="window maximise" calcext:value-type="string">
            <text:p>window maximise</text:p>
          </table:table-cell>
          <table:table-cell table:formula="of:=[$Sheet1.$H7]" office:value-type="float" office:value="2" calcext:value-type="float">
            <text:p>2</text:p>
          </table:table-cell>
          <table:table-cell table:formula="of:=[$Sheet1.$I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formula="of:=[$Sheet1.$D8]" office:value-type="string" office:string-value="window minimise" calcext:value-type="string">
            <text:p>window minimise</text:p>
          </table:table-cell>
          <table:table-cell table:formula="of:=[$Sheet1.$H8]" office:value-type="float" office:value="2" calcext:value-type="float">
            <text:p>2</text:p>
          </table:table-cell>
          <table:table-cell table:formula="of:=[$Sheet1.$I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formula="of:=[$Sheet1.$D9]" office:value-type="string" office:string-value="switch " calcext:value-type="string">
            <text:p>switch </text:p>
          </table:table-cell>
          <table:table-cell table:formula="of:=[$Sheet1.$H9]" office:value-type="float" office:value="3" calcext:value-type="float">
            <text:p>3</text:p>
          </table:table-cell>
          <table:table-cell table:formula="of:=[$Sheet1.$I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formula="of:=[$Sheet1.$D10]" office:value-type="string" office:string-value="switch back" calcext:value-type="string">
            <text:p>switch back</text:p>
          </table:table-cell>
          <table:table-cell table:formula="of:=[$Sheet1.$H10]" office:value-type="float" office:value="4" calcext:value-type="float">
            <text:p>4</text:p>
          </table:table-cell>
          <table:table-cell table:formula="of:=[$Sheet1.$I1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formula="of:=[$Sheet1.$D11]" office:value-type="string" office:string-value="switch firefox" calcext:value-type="string">
            <text:p>switch firefox</text:p>
          </table:table-cell>
          <table:table-cell table:formula="of:=[$Sheet1.$H11]" office:value-type="float" office:value="4" calcext:value-type="float">
            <text:p>4</text:p>
          </table:table-cell>
          <table:table-cell table:formula="of:=[$Sheet1.$I1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formula="of:=[$Sheet1.$D12]" office:value-type="string" office:string-value="switch max" calcext:value-type="string">
            <text:p>switch max</text:p>
          </table:table-cell>
          <table:table-cell table:formula="of:=[$Sheet1.$H12]" office:value-type="float" office:value="4" calcext:value-type="float">
            <text:p>4</text:p>
          </table:table-cell>
          <table:table-cell table:formula="of:=[$Sheet1.$I1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formula="of:=[$Sheet1.$D13]" office:value-type="string" office:string-value="switch terminal" calcext:value-type="string">
            <text:p>switch terminal</text:p>
          </table:table-cell>
          <table:table-cell table:formula="of:=[$Sheet1.$H13]" office:value-type="float" office:value="4" calcext:value-type="float">
            <text:p>4</text:p>
          </table:table-cell>
          <table:table-cell table:formula="of:=[$Sheet1.$I1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formula="of:=[$Sheet1.$D14]" office:value-type="string" office:string-value="up " calcext:value-type="string">
            <text:p>up </text:p>
          </table:table-cell>
          <table:table-cell table:formula="of:=[$Sheet1.$H14]" office:value-type="float" office:value="4" calcext:value-type="float">
            <text:p>4</text:p>
          </table:table-cell>
          <table:table-cell table:formula="of:=[$Sheet1.$I14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15]" office:value-type="string" office:string-value="down " calcext:value-type="string">
            <text:p>down </text:p>
          </table:table-cell>
          <table:table-cell table:formula="of:=[$Sheet1.$H15]" office:value-type="float" office:value="4" calcext:value-type="float">
            <text:p>4</text:p>
          </table:table-cell>
          <table:table-cell table:formula="of:=[$Sheet1.$I15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16]" office:value-type="string" office:string-value="left " calcext:value-type="string">
            <text:p>left </text:p>
          </table:table-cell>
          <table:table-cell table:formula="of:=[$Sheet1.$H16]" office:value-type="float" office:value="4" calcext:value-type="float">
            <text:p>4</text:p>
          </table:table-cell>
          <table:table-cell table:formula="of:=[$Sheet1.$I16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17]" office:value-type="string" office:string-value="right " calcext:value-type="string">
            <text:p>right </text:p>
          </table:table-cell>
          <table:table-cell table:formula="of:=[$Sheet1.$H17]" office:value-type="float" office:value="4" calcext:value-type="float">
            <text:p>4</text:p>
          </table:table-cell>
          <table:table-cell table:formula="of:=[$Sheet1.$I17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18]" office:value-type="string" office:string-value="alpha " calcext:value-type="string">
            <text:p>alpha </text:p>
          </table:table-cell>
          <table:table-cell table:formula="of:=[$Sheet1.$H18]" office:value-type="float" office:value="3" calcext:value-type="float">
            <text:p>3</text:p>
          </table:table-cell>
          <table:table-cell table:formula="of:=[$Sheet1.$I18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19]" office:value-type="string" office:string-value="bravo " calcext:value-type="string">
            <text:p>bravo </text:p>
          </table:table-cell>
          <table:table-cell table:formula="of:=[$Sheet1.$H19]" office:value-type="float" office:value="3" calcext:value-type="float">
            <text:p>3</text:p>
          </table:table-cell>
          <table:table-cell table:formula="of:=[$Sheet1.$I19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20]" office:value-type="string" office:string-value="charlie " calcext:value-type="string">
            <text:p>charlie </text:p>
          </table:table-cell>
          <table:table-cell table:formula="of:=[$Sheet1.$H20]" office:value-type="float" office:value="3" calcext:value-type="float">
            <text:p>3</text:p>
          </table:table-cell>
          <table:table-cell table:formula="of:=[$Sheet1.$I20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21]" office:value-type="string" office:string-value="delta " calcext:value-type="string">
            <text:p>delta </text:p>
          </table:table-cell>
          <table:table-cell table:formula="of:=[$Sheet1.$H21]" office:value-type="float" office:value="3" calcext:value-type="float">
            <text:p>3</text:p>
          </table:table-cell>
          <table:table-cell table:formula="of:=[$Sheet1.$I21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22]" office:value-type="string" office:string-value="echo " calcext:value-type="string">
            <text:p>echo </text:p>
          </table:table-cell>
          <table:table-cell table:formula="of:=[$Sheet1.$H22]" office:value-type="float" office:value="3" calcext:value-type="float">
            <text:p>3</text:p>
          </table:table-cell>
          <table:table-cell table:formula="of:=[$Sheet1.$I22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23]" office:value-type="string" office:string-value="foxtrot " calcext:value-type="string">
            <text:p>foxtrot </text:p>
          </table:table-cell>
          <table:table-cell table:formula="of:=[$Sheet1.$H23]" office:value-type="float" office:value="3" calcext:value-type="float">
            <text:p>3</text:p>
          </table:table-cell>
          <table:table-cell table:formula="of:=[$Sheet1.$I23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24]" office:value-type="string" office:string-value="golf " calcext:value-type="string">
            <text:p>golf </text:p>
          </table:table-cell>
          <table:table-cell table:formula="of:=[$Sheet1.$H24]" office:value-type="float" office:value="3" calcext:value-type="float">
            <text:p>3</text:p>
          </table:table-cell>
          <table:table-cell table:formula="of:=[$Sheet1.$I24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25]" office:value-type="string" office:string-value="hotel " calcext:value-type="string">
            <text:p>hotel </text:p>
          </table:table-cell>
          <table:table-cell table:formula="of:=[$Sheet1.$H25]" office:value-type="float" office:value="3" calcext:value-type="float">
            <text:p>3</text:p>
          </table:table-cell>
          <table:table-cell table:formula="of:=[$Sheet1.$I25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26]" office:value-type="string" office:string-value="india " calcext:value-type="string">
            <text:p>india </text:p>
          </table:table-cell>
          <table:table-cell table:formula="of:=[$Sheet1.$H26]" office:value-type="float" office:value="3" calcext:value-type="float">
            <text:p>3</text:p>
          </table:table-cell>
          <table:table-cell table:formula="of:=[$Sheet1.$I26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27]" office:value-type="string" office:string-value="juliet " calcext:value-type="string">
            <text:p>juliet </text:p>
          </table:table-cell>
          <table:table-cell table:formula="of:=[$Sheet1.$H27]" office:value-type="float" office:value="3" calcext:value-type="float">
            <text:p>3</text:p>
          </table:table-cell>
          <table:table-cell table:formula="of:=[$Sheet1.$I27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28]" office:value-type="string" office:string-value="kilo " calcext:value-type="string">
            <text:p>kilo </text:p>
          </table:table-cell>
          <table:table-cell table:formula="of:=[$Sheet1.$H28]" office:value-type="float" office:value="3" calcext:value-type="float">
            <text:p>3</text:p>
          </table:table-cell>
          <table:table-cell table:formula="of:=[$Sheet1.$I28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29]" office:value-type="string" office:string-value="lima " calcext:value-type="string">
            <text:p>lima </text:p>
          </table:table-cell>
          <table:table-cell table:formula="of:=[$Sheet1.$H29]" office:value-type="float" office:value="3" calcext:value-type="float">
            <text:p>3</text:p>
          </table:table-cell>
          <table:table-cell table:formula="of:=[$Sheet1.$I29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30]" office:value-type="string" office:string-value="mike " calcext:value-type="string">
            <text:p>mike </text:p>
          </table:table-cell>
          <table:table-cell table:formula="of:=[$Sheet1.$H30]" office:value-type="float" office:value="3" calcext:value-type="float">
            <text:p>3</text:p>
          </table:table-cell>
          <table:table-cell table:formula="of:=[$Sheet1.$I30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31]" office:value-type="string" office:string-value="november " calcext:value-type="string">
            <text:p>november </text:p>
          </table:table-cell>
          <table:table-cell table:formula="of:=[$Sheet1.$H31]" office:value-type="float" office:value="3" calcext:value-type="float">
            <text:p>3</text:p>
          </table:table-cell>
          <table:table-cell table:formula="of:=[$Sheet1.$I31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32]" office:value-type="string" office:string-value="oscar " calcext:value-type="string">
            <text:p>oscar </text:p>
          </table:table-cell>
          <table:table-cell table:formula="of:=[$Sheet1.$H32]" office:value-type="float" office:value="3" calcext:value-type="float">
            <text:p>3</text:p>
          </table:table-cell>
          <table:table-cell table:formula="of:=[$Sheet1.$I32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33]" office:value-type="string" office:string-value="papa " calcext:value-type="string">
            <text:p>papa </text:p>
          </table:table-cell>
          <table:table-cell table:formula="of:=[$Sheet1.$H33]" office:value-type="float" office:value="3" calcext:value-type="float">
            <text:p>3</text:p>
          </table:table-cell>
          <table:table-cell table:formula="of:=[$Sheet1.$I33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34]" office:value-type="string" office:string-value="quebec " calcext:value-type="string">
            <text:p>quebec </text:p>
          </table:table-cell>
          <table:table-cell table:formula="of:=[$Sheet1.$H34]" office:value-type="float" office:value="3" calcext:value-type="float">
            <text:p>3</text:p>
          </table:table-cell>
          <table:table-cell table:formula="of:=[$Sheet1.$I34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35]" office:value-type="string" office:string-value="romeo " calcext:value-type="string">
            <text:p>romeo </text:p>
          </table:table-cell>
          <table:table-cell table:formula="of:=[$Sheet1.$H35]" office:value-type="float" office:value="3" calcext:value-type="float">
            <text:p>3</text:p>
          </table:table-cell>
          <table:table-cell table:formula="of:=[$Sheet1.$I35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36]" office:value-type="string" office:string-value="sierra " calcext:value-type="string">
            <text:p>sierra </text:p>
          </table:table-cell>
          <table:table-cell table:formula="of:=[$Sheet1.$H36]" office:value-type="float" office:value="3" calcext:value-type="float">
            <text:p>3</text:p>
          </table:table-cell>
          <table:table-cell table:formula="of:=[$Sheet1.$I36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37]" office:value-type="string" office:string-value="tango " calcext:value-type="string">
            <text:p>tango </text:p>
          </table:table-cell>
          <table:table-cell table:formula="of:=[$Sheet1.$H37]" office:value-type="float" office:value="3" calcext:value-type="float">
            <text:p>3</text:p>
          </table:table-cell>
          <table:table-cell table:formula="of:=[$Sheet1.$I37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38]" office:value-type="string" office:string-value="uniform " calcext:value-type="string">
            <text:p>uniform </text:p>
          </table:table-cell>
          <table:table-cell table:formula="of:=[$Sheet1.$H38]" office:value-type="float" office:value="3" calcext:value-type="float">
            <text:p>3</text:p>
          </table:table-cell>
          <table:table-cell table:formula="of:=[$Sheet1.$I38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39]" office:value-type="string" office:string-value="victor " calcext:value-type="string">
            <text:p>victor </text:p>
          </table:table-cell>
          <table:table-cell table:formula="of:=[$Sheet1.$H39]" office:value-type="float" office:value="3" calcext:value-type="float">
            <text:p>3</text:p>
          </table:table-cell>
          <table:table-cell table:formula="of:=[$Sheet1.$I39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40]" office:value-type="string" office:string-value="whisky " calcext:value-type="string">
            <text:p>whisky </text:p>
          </table:table-cell>
          <table:table-cell table:formula="of:=[$Sheet1.$H40]" office:value-type="float" office:value="3" calcext:value-type="float">
            <text:p>3</text:p>
          </table:table-cell>
          <table:table-cell table:formula="of:=[$Sheet1.$I40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41]" office:value-type="string" office:string-value="x-ray " calcext:value-type="string">
            <text:p>x-ray </text:p>
          </table:table-cell>
          <table:table-cell table:formula="of:=[$Sheet1.$H41]" office:value-type="float" office:value="3" calcext:value-type="float">
            <text:p>3</text:p>
          </table:table-cell>
          <table:table-cell table:formula="of:=[$Sheet1.$I41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42]" office:value-type="string" office:string-value="yankee " calcext:value-type="string">
            <text:p>yankee </text:p>
          </table:table-cell>
          <table:table-cell table:formula="of:=[$Sheet1.$H42]" office:value-type="float" office:value="3" calcext:value-type="float">
            <text:p>3</text:p>
          </table:table-cell>
          <table:table-cell table:formula="of:=[$Sheet1.$I42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43]" office:value-type="string" office:string-value="zulu " calcext:value-type="string">
            <text:p>zulu </text:p>
          </table:table-cell>
          <table:table-cell table:formula="of:=[$Sheet1.$H43]" office:value-type="float" office:value="3" calcext:value-type="float">
            <text:p>3</text:p>
          </table:table-cell>
          <table:table-cell table:formula="of:=[$Sheet1.$I43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44]" office:value-type="string" office:string-value="one " calcext:value-type="string">
            <text:p>one </text:p>
          </table:table-cell>
          <table:table-cell table:formula="of:=[$Sheet1.$H44]" office:value-type="float" office:value="3" calcext:value-type="float">
            <text:p>3</text:p>
          </table:table-cell>
          <table:table-cell table:formula="of:=[$Sheet1.$I44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45]" office:value-type="string" office:string-value="two " calcext:value-type="string">
            <text:p>two </text:p>
          </table:table-cell>
          <table:table-cell table:formula="of:=[$Sheet1.$H45]" office:value-type="float" office:value="3" calcext:value-type="float">
            <text:p>3</text:p>
          </table:table-cell>
          <table:table-cell table:formula="of:=[$Sheet1.$I45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46]" office:value-type="string" office:string-value="three " calcext:value-type="string">
            <text:p>three </text:p>
          </table:table-cell>
          <table:table-cell table:formula="of:=[$Sheet1.$H46]" office:value-type="float" office:value="3" calcext:value-type="float">
            <text:p>3</text:p>
          </table:table-cell>
          <table:table-cell table:formula="of:=[$Sheet1.$I46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47]" office:value-type="string" office:string-value="four " calcext:value-type="string">
            <text:p>four </text:p>
          </table:table-cell>
          <table:table-cell table:formula="of:=[$Sheet1.$H47]" office:value-type="float" office:value="3" calcext:value-type="float">
            <text:p>3</text:p>
          </table:table-cell>
          <table:table-cell table:formula="of:=[$Sheet1.$I47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48]" office:value-type="string" office:string-value="five " calcext:value-type="string">
            <text:p>five </text:p>
          </table:table-cell>
          <table:table-cell table:formula="of:=[$Sheet1.$H48]" office:value-type="float" office:value="3" calcext:value-type="float">
            <text:p>3</text:p>
          </table:table-cell>
          <table:table-cell table:formula="of:=[$Sheet1.$I48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49]" office:value-type="string" office:string-value="six " calcext:value-type="string">
            <text:p>six </text:p>
          </table:table-cell>
          <table:table-cell table:formula="of:=[$Sheet1.$H49]" office:value-type="float" office:value="3" calcext:value-type="float">
            <text:p>3</text:p>
          </table:table-cell>
          <table:table-cell table:formula="of:=[$Sheet1.$I49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50]" office:value-type="string" office:string-value="seven " calcext:value-type="string">
            <text:p>seven </text:p>
          </table:table-cell>
          <table:table-cell table:formula="of:=[$Sheet1.$H50]" office:value-type="float" office:value="3" calcext:value-type="float">
            <text:p>3</text:p>
          </table:table-cell>
          <table:table-cell table:formula="of:=[$Sheet1.$I50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51]" office:value-type="string" office:string-value="eight " calcext:value-type="string">
            <text:p>eight </text:p>
          </table:table-cell>
          <table:table-cell table:formula="of:=[$Sheet1.$H51]" office:value-type="float" office:value="3" calcext:value-type="float">
            <text:p>3</text:p>
          </table:table-cell>
          <table:table-cell table:formula="of:=[$Sheet1.$I51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52]" office:value-type="string" office:string-value="nine " calcext:value-type="string">
            <text:p>nine </text:p>
          </table:table-cell>
          <table:table-cell table:formula="of:=[$Sheet1.$H52]" office:value-type="float" office:value="3" calcext:value-type="float">
            <text:p>3</text:p>
          </table:table-cell>
          <table:table-cell table:formula="of:=[$Sheet1.$I52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53]" office:value-type="string" office:string-value="ten " calcext:value-type="string">
            <text:p>ten </text:p>
          </table:table-cell>
          <table:table-cell table:formula="of:=[$Sheet1.$H53]" office:value-type="float" office:value="3" calcext:value-type="float">
            <text:p>3</text:p>
          </table:table-cell>
          <table:table-cell table:formula="of:=[$Sheet1.$I53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54]" office:value-type="string" office:string-value="colon  " calcext:value-type="string">
            <text:p>colon <text:s/></text:p>
          </table:table-cell>
          <table:table-cell table:formula="of:=[$Sheet1.$H54]" office:value-type="float" office:value="1" calcext:value-type="float">
            <text:p>1</text:p>
          </table:table-cell>
          <table:table-cell table:formula="of:=[$Sheet1.$I54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55]" office:value-type="string" office:string-value="single " calcext:value-type="string">
            <text:p>single </text:p>
          </table:table-cell>
          <table:table-cell table:formula="of:=[$Sheet1.$H55]" office:value-type="float" office:value="1" calcext:value-type="float">
            <text:p>1</text:p>
          </table:table-cell>
          <table:table-cell table:formula="of:=[$Sheet1.$I55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56]" office:value-type="string" office:string-value="double " calcext:value-type="string">
            <text:p>double </text:p>
          </table:table-cell>
          <table:table-cell table:formula="of:=[$Sheet1.$H56]" office:value-type="float" office:value="1" calcext:value-type="float">
            <text:p>1</text:p>
          </table:table-cell>
          <table:table-cell table:formula="of:=[$Sheet1.$I56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57]" office:value-type="string" office:string-value="equal  " calcext:value-type="string">
            <text:p>equal <text:s/></text:p>
          </table:table-cell>
          <table:table-cell table:formula="of:=[$Sheet1.$H57]" office:value-type="float" office:value="1" calcext:value-type="float">
            <text:p>1</text:p>
          </table:table-cell>
          <table:table-cell table:formula="of:=[$Sheet1.$I57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58]" office:value-type="string" office:string-value="space  " calcext:value-type="string">
            <text:p>space <text:s/></text:p>
          </table:table-cell>
          <table:table-cell table:formula="of:=[$Sheet1.$H58]" office:value-type="float" office:value="10" calcext:value-type="float">
            <text:p>10</text:p>
          </table:table-cell>
          <table:table-cell table:formula="of:=[$Sheet1.$I58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59]" office:value-type="string" office:string-value="tab  " calcext:value-type="string">
            <text:p>tab <text:s/></text:p>
          </table:table-cell>
          <table:table-cell table:formula="of:=[$Sheet1.$H59]" office:value-type="float" office:value="1" calcext:value-type="float">
            <text:p>1</text:p>
          </table:table-cell>
          <table:table-cell table:formula="of:=[$Sheet1.$I59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60]" office:value-type="string" office:string-value="bang  " calcext:value-type="string">
            <text:p>bang <text:s/></text:p>
          </table:table-cell>
          <table:table-cell table:formula="of:=[$Sheet1.$H60]" office:value-type="float" office:value="1" calcext:value-type="float">
            <text:p>1</text:p>
          </table:table-cell>
          <table:table-cell table:formula="of:=[$Sheet1.$I60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61]" office:value-type="string" office:string-value="hash  " calcext:value-type="string">
            <text:p>hash <text:s/></text:p>
          </table:table-cell>
          <table:table-cell table:formula="of:=[$Sheet1.$H61]" office:value-type="float" office:value="1" calcext:value-type="float">
            <text:p>1</text:p>
          </table:table-cell>
          <table:table-cell table:formula="of:=[$Sheet1.$I61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62]" office:value-type="string" office:string-value="dollar " calcext:value-type="string">
            <text:p>dollar </text:p>
          </table:table-cell>
          <table:table-cell table:formula="of:=[$Sheet1.$H62]" office:value-type="float" office:value="1" calcext:value-type="float">
            <text:p>1</text:p>
          </table:table-cell>
          <table:table-cell table:formula="of:=[$Sheet1.$I62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63]" office:value-type="string" office:string-value="percent " calcext:value-type="string">
            <text:p>percent </text:p>
          </table:table-cell>
          <table:table-cell table:formula="of:=[$Sheet1.$H63]" office:value-type="float" office:value="1" calcext:value-type="float">
            <text:p>1</text:p>
          </table:table-cell>
          <table:table-cell table:formula="of:=[$Sheet1.$I63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64]" office:value-type="string" office:string-value="carrot " calcext:value-type="string">
            <text:p>carrot </text:p>
          </table:table-cell>
          <table:table-cell table:formula="of:=[$Sheet1.$H64]" office:value-type="float" office:value="1" calcext:value-type="float">
            <text:p>1</text:p>
          </table:table-cell>
          <table:table-cell table:formula="of:=[$Sheet1.$I64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65]" office:value-type="string" office:string-value="ampersand " calcext:value-type="string">
            <text:p>ampersand </text:p>
          </table:table-cell>
          <table:table-cell table:formula="of:=[$Sheet1.$H65]" office:value-type="float" office:value="1" calcext:value-type="float">
            <text:p>1</text:p>
          </table:table-cell>
          <table:table-cell table:formula="of:=[$Sheet1.$I65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66]" office:value-type="string" office:string-value="star " calcext:value-type="string">
            <text:p>star </text:p>
          </table:table-cell>
          <table:table-cell table:formula="of:=[$Sheet1.$H66]" office:value-type="float" office:value="1" calcext:value-type="float">
            <text:p>1</text:p>
          </table:table-cell>
          <table:table-cell table:formula="of:=[$Sheet1.$I66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67]" office:value-type="string" office:string-value="late " calcext:value-type="string">
            <text:p>late </text:p>
          </table:table-cell>
          <table:table-cell table:formula="of:=[$Sheet1.$H67]" office:value-type="float" office:value="1" calcext:value-type="float">
            <text:p>1</text:p>
          </table:table-cell>
          <table:table-cell table:formula="of:=[$Sheet1.$I67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68]" office:value-type="string" office:string-value="rate " calcext:value-type="string">
            <text:p>rate </text:p>
          </table:table-cell>
          <table:table-cell table:formula="of:=[$Sheet1.$H68]" office:value-type="float" office:value="1" calcext:value-type="float">
            <text:p>1</text:p>
          </table:table-cell>
          <table:table-cell table:formula="of:=[$Sheet1.$I68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69]" office:value-type="string" office:string-value="minus " calcext:value-type="string">
            <text:p>minus </text:p>
          </table:table-cell>
          <table:table-cell table:formula="of:=[$Sheet1.$H69]" office:value-type="float" office:value="1" calcext:value-type="float">
            <text:p>1</text:p>
          </table:table-cell>
          <table:table-cell table:formula="of:=[$Sheet1.$I69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70]" office:value-type="string" office:string-value="underscore " calcext:value-type="string">
            <text:p>underscore </text:p>
          </table:table-cell>
          <table:table-cell table:formula="of:=[$Sheet1.$H70]" office:value-type="float" office:value="1" calcext:value-type="float">
            <text:p>1</text:p>
          </table:table-cell>
          <table:table-cell table:formula="of:=[$Sheet1.$I70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71]" office:value-type="string" office:string-value="plus " calcext:value-type="string">
            <text:p>plus </text:p>
          </table:table-cell>
          <table:table-cell table:formula="of:=[$Sheet1.$H71]" office:value-type="float" office:value="1" calcext:value-type="float">
            <text:p>1</text:p>
          </table:table-cell>
          <table:table-cell table:formula="of:=[$Sheet1.$I71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72]" office:value-type="string" office:string-value="backslash " calcext:value-type="string">
            <text:p>backslash </text:p>
          </table:table-cell>
          <table:table-cell table:formula="of:=[$Sheet1.$H72]" office:value-type="float" office:value="1" calcext:value-type="float">
            <text:p>1</text:p>
          </table:table-cell>
          <table:table-cell table:formula="of:=[$Sheet1.$I72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73]" office:value-type="string" office:string-value="dot " calcext:value-type="string">
            <text:p>dot </text:p>
          </table:table-cell>
          <table:table-cell table:formula="of:=[$Sheet1.$H73]" office:value-type="float" office:value="1" calcext:value-type="float">
            <text:p>1</text:p>
          </table:table-cell>
          <table:table-cell table:formula="of:=[$Sheet1.$I73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74]" office:value-type="string" office:string-value="slash " calcext:value-type="string">
            <text:p>slash </text:p>
          </table:table-cell>
          <table:table-cell table:formula="of:=[$Sheet1.$H74]" office:value-type="float" office:value="1" calcext:value-type="float">
            <text:p>1</text:p>
          </table:table-cell>
          <table:table-cell table:formula="of:=[$Sheet1.$I74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75]" office:value-type="string" office:string-value="question " calcext:value-type="string">
            <text:p>question </text:p>
          </table:table-cell>
          <table:table-cell table:formula="of:=[$Sheet1.$H75]" office:value-type="float" office:value="1" calcext:value-type="float">
            <text:p>1</text:p>
          </table:table-cell>
          <table:table-cell table:formula="of:=[$Sheet1.$I75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formula="of:=[$Sheet1.$D76]" office:value-type="string" office:string-value="escape " calcext:value-type="string">
            <text:p>escape </text:p>
          </table:table-cell>
          <table:table-cell table:formula="of:=[$Sheet1.$H76]" office:value-type="float" office:value="5" calcext:value-type="float">
            <text:p>5</text:p>
          </table:table-cell>
          <table:table-cell table:formula="of:=[$Sheet1.$I7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formula="of:=[$Sheet1.$D77]" office:value-type="string" office:string-value="alt " calcext:value-type="string">
            <text:p>alt </text:p>
          </table:table-cell>
          <table:table-cell table:formula="of:=[$Sheet1.$H77]" office:value-type="float" office:value="1" calcext:value-type="float">
            <text:p>1</text:p>
          </table:table-cell>
          <table:table-cell table:formula="of:=[$Sheet1.$I7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formula="of:=[$Sheet1.$D78]" office:value-type="string" office:string-value="control " calcext:value-type="string">
            <text:p>control </text:p>
          </table:table-cell>
          <table:table-cell table:formula="of:=[$Sheet1.$H78]" office:value-type="float" office:value="1" calcext:value-type="float">
            <text:p>1</text:p>
          </table:table-cell>
          <table:table-cell table:formula="of:=[$Sheet1.$I7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formula="of:=[$Sheet1.$D79]" office:value-type="string" office:string-value="super " calcext:value-type="string">
            <text:p>super </text:p>
          </table:table-cell>
          <table:table-cell table:formula="of:=[$Sheet1.$H79]" office:value-type="float" office:value="1" calcext:value-type="float">
            <text:p>1</text:p>
          </table:table-cell>
          <table:table-cell table:formula="of:=[$Sheet1.$I7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formula="of:=[$Sheet1.$D80]" office:value-type="string" office:string-value="space " calcext:value-type="string">
            <text:p>space </text:p>
          </table:table-cell>
          <table:table-cell table:formula="of:=[$Sheet1.$H80]" office:value-type="float" office:value="1" calcext:value-type="float">
            <text:p>1</text:p>
          </table:table-cell>
          <table:table-cell table:formula="of:=[$Sheet1.$I8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formula="of:=[$Sheet1.$D81]" office:value-type="string" office:string-value="slap " calcext:value-type="string">
            <text:p>slap </text:p>
          </table:table-cell>
          <table:table-cell table:formula="of:=[$Sheet1.$H81]" office:value-type="float" office:value="1" calcext:value-type="float">
            <text:p>1</text:p>
          </table:table-cell>
          <table:table-cell table:formula="of:=[$Sheet1.$I8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formula="of:=[$Sheet1.$D82]" office:value-type="string" office:string-value="return " calcext:value-type="string">
            <text:p>return </text:p>
          </table:table-cell>
          <table:table-cell table:formula="of:=[$Sheet1.$H82]" office:value-type="float" office:value="5" calcext:value-type="float">
            <text:p>5</text:p>
          </table:table-cell>
          <table:table-cell table:formula="of:=[$Sheet1.$I82]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1" table:target-range-address="Sheet1.A1:Sheet1.I8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09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1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2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ZA">
      <number:day number:style="long"/>
      <number:text>-</number:text>
      <number:month number:textual="true"/>
    </number:date-style>
    <number:date-style style:name="N10115" number:language="en" number:country="ZA">
      <number:month number:textual="true"/>
      <number:text>-</number:text>
      <number:year/>
    </number:date-style>
    <number:date-style style:name="N10116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ZA">
      <number:number number:decimal-places="0" loext:min-decimal-places="0" number:min-integer-digits="1" number:grouping="true"/>
    </number:number-style>
    <number:number-style style:name="N10117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ZA">
      <number:number number:decimal-places="0" loext:min-decimal-places="0" number:min-integer-digits="1" number:grouping="true"/>
    </number:number-style>
    <number:number-style style:name="N10118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ZA">
      <number:number number:decimal-places="2" loext:min-decimal-places="2" number:min-integer-digits="1" number:grouping="true"/>
    </number:number-style>
    <number:number-style style:name="N10119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2" loext:min-decimal-places="2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ZA">
      <loext:text> </loext:text>
      <loext:fill-character> </loext:fill-character>
      <number:text>- </number:text>
    </number:number-style>
    <number:text-style style:name="N10121" number:language="en" number:country="Z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ZA">
      <loext:text> R </loext:text>
      <loext:fill-character> </loext:fill-character>
      <number:text>- </number:text>
    </number:number-style>
    <number:text-style style:name="N10122" number:language="en" number:country="Z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Z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Z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09:27:51</meta:creation-date>
    <meta:initial-creator>Bartek Dutkowski</meta:initial-creator>
    <dc:language>en-ZA</dc:language>
    <dc:date>2017-11-12T20:56:39.989346391</dc:date>
    <meta:editing-cycles>8</meta:editing-cycles>
    <meta:editing-duration>PT7M49S</meta:editing-duration>
    <meta:generator>LibreOffice/5.3.1.2$Linux_X86_64 LibreOffice_project/30m0$Build-2</meta:generator>
    <meta:document-statistic meta:table-count="2" meta:cell-count="88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